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094cm" fo:margin-left="0cm" fo:margin-top="0cm" fo:margin-bottom="0cm" table:align="left" style:writing-mode="lr-tb"/>
    </style:style>
    <style:style style:name="Таблица1.A" style:family="table-column">
      <style:table-column-properties style:column-width="10.592cm"/>
    </style:style>
    <style:style style:name="Таблица1.B" style:family="table-column">
      <style:table-column-properties style:column-width="7.5cm"/>
    </style:style>
    <style:style style:name="Таблица1.1" style:family="table-row">
      <style:table-row-properties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A2" style:family="table-cell">
      <style:table-cell-properties fo:padding-left="0.15cm" fo:padding-right="0.15cm" fo:padding-top="0.101cm" fo:padding-bottom="0.101cm" fo:border="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eading_20_2" style:list-style-name=""/>
    <style:style style:name="P6" style:family="paragraph" style:parent-style-name="Heading_20_2" style:list-style-name="">
      <style:paragraph-properties fo:text-align="justify" style:justify-single-word="false"/>
    </style:style>
    <style:style style:name="P7" style:family="paragraph" style:parent-style-name="Code" style:list-style-name="WWNum2"/>
    <style:style style:name="P8" style:family="paragraph" style:parent-style-name="Header">
      <style:paragraph-properties fo:margin-left="0cm" fo:margin-right="0cm" fo:text-indent="-2cm" style:auto-text-indent="false"/>
    </style:style>
    <style:style style:name="P9" style:family="paragraph" style:parent-style-name="List_20_Paragraph" style:list-style-name="WWNum3">
      <style:paragraph-properties fo:text-align="justify" style:justify-single-word="false"/>
    </style:style>
    <style:style style:name="P10" style:family="paragraph" style:parent-style-name="List_20_Paragraph" style:list-style-name="WWNum2">
      <style:paragraph-properties fo:text-align="justify" style:justify-single-word="false"/>
    </style:style>
    <style:style style:name="P11" style:family="paragraph" style:parent-style-name="List_20_Paragraph" style:list-style-name="WWNum2">
      <style:paragraph-properties fo:margin-left="1.251cm" fo:margin-right="0cm" fo:text-align="justify" style:justify-single-word="false" fo:text-indent="0cm" style:auto-text-indent="false"/>
    </style:style>
    <style:style style:name="T1" style:family="text">
      <style:text-properties fo:font-weight="bold" style:font-weight-asian="bold"/>
    </style:style>
    <style:style style:name="T2" style:family="text">
      <style:text-properties style:font-name="Consolas" fo:font-weight="bold" style:font-weight-asian="bold"/>
    </style:style>
    <style:style style:name="T3" style:family="text">
      <style:text-properties style:font-name="Consolas" style:font-weight-complex="bold"/>
    </style:style>
    <style:style style:name="T4" style:family="text">
      <style:text-properties style:font-name="Consolas" fo:language="bg" fo:country="BG" style:font-weight-complex="bold"/>
    </style:style>
    <style:style style:name="T5" style:family="text">
      <style:text-properties fo:language="en" fo:country="GB"/>
    </style:style>
    <style:style style:name="T6" style:family="text">
      <style:text-properties fo:language="bg" fo:country="B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45030891528274270" text:style-name="Outline">
        <text:list-item>
          <text:p text:style-name="P4">Problem 4. Roli - The Coder</text:p>
        </text:list-item>
      </text:list>
      <text:p text:style-name="P1">Roli is really busy with the recently started JS Core and DB Fundamentals modules at SoftUni. She is used to going out with friends on various events. However, when the times comes, you need to tell her to start coding.</text:p>
      <text:p text:style-name="P1">Roli is the organizer of those events, so she needs to <text:span text:style-name="T1">keep track of the unique participants for each event</text:span>. She saves the events by '<text:span text:style-name="T1">ID</text:span>', which is the <text:span text:style-name="T1">unique code</text:span> for each event. <text:span text:style-name="T1">For each ID</text:span>, she <text:span text:style-name="T1">keeps the event name and the participants</text:span> for it.</text:p>
      <text:p text:style-name="P1">She receives request in the following format:</text:p>
      <text:list xml:id="list8671290943252220038" text:style-name="WWNum3">
        <text:list-item>
          <text:p text:style-name="P9">{<text:span text:style-name="T2">id</text:span>} #{<text:span text:style-name="T2">eventName</text:span>} @{<text:span text:style-name="T2">participant1</text:span>} @{<text:span text:style-name="T2">participant2</text:span>} … @{<text:span text:style-name="T2">participantN</text:span>}</text:p>
        </text:list-item>
      </text:list>
      <text:p text:style-name="P1">If she is given <text:span text:style-name="T5">event in an </text:span><text:span text:style-name="T1">invalid format </text:span>(such as without a hashtag), she <text:span text:style-name="T1">ignores that line of input</text:span>. If she is given ID that <text:span text:style-name="T1">already exists </text:span>she needs to check if the <text:span text:style-name="T1">eventName</text:span> is the same. If it is, she <text:span text:style-name="T1">adds</text:span> the <text:span text:style-name="T1">participants</text:span> from the <text:span text:style-name="T1">request</text:span> to the <text:span text:style-name="T5">other </text:span>registered participants. If the event id exists but the name doesn’t, it is invalid and you need to ignore it.</text:p>
      <text:p text:style-name="P1">After you receive <text:span text:style-name="T6">"</text:span><text:span text:style-name="T1">Time for Code</text:span><text:span text:style-name="T6">"</text:span>, you need to <text:span text:style-name="T1">print</text:span> the results. All events must <text:span text:style-name="T1">be sorted by participant count in descending order and then by alphabetical order</text:span>. For each event, the <text:span text:style-name="T1">participants</text:span> must be sorted in <text:span text:style-name="T1">alphabetical order</text:span>.</text:p>
      <text:h text:style-name="P6" text:outline-level="1">Input / Constrains</text:h>
      <text:list xml:id="list33271044" text:continue-numbering="true" text:style-name="WWNum3">
        <text:list-item>
          <text:p text:style-name="P9">Unil you receive “<text:span text:style-name="T1">Time for Code</text:span>” you will get lines of input in which everything is separated by one or more blank spaces</text:p>
        </text:list-item>
        <text:list-item>
          <text:p text:style-name="P9">Until you receive "<text:span text:style-name="T2">Time for Code</text:span>", you will be receiving events in the following format:</text:p>
          <text:list>
            <text:list-item>
              <text:p text:style-name="P9"><text:span text:style-name="T1">{id} #{eventName} @{participant1} @{participant2} … @{participantN}</text:span></text:p>
            </text:list-item>
          </text:list>
        </text:list-item>
        <text:list-item>
          <text:p text:style-name="P9">The participant names may contain <text:span text:style-name="T1">Latin letters</text:span>, <text:span text:style-name="T1">digits</text:span>, <text:span text:style-name="T1">single quotes</text:span> <text:bookmark text:name="_GoBack"/>(<text:span text:style-name="Code_20_Char">'</text:span>) and <text:span text:style-name="T1">dashes</text:span> (<text:span text:style-name="Code_20_Char">-</text:span>).</text:p>
        </text:list-item>
      </text:list>
      <text:h text:style-name="P6" text:outline-level="1">Output</text:h>
      <text:list xml:id="list3131048427408074192" text:style-name="WWNum2">
        <text:list-item>
          <text:p text:style-name="P11">All events must be sorted<text:span text:style-name="T6"> </text:span>in <text:span text:style-name="T1">descending</text:span> order by participant count and <text:span text:style-name="T1">then by alphabetical order</text:span>. For each event, you need to print:</text:p>
        </text:list-item>
        <text:list-item>
          <text:p text:style-name="P7">{eventName} – {participantCount}</text:p>
        </text:list-item>
        <text:list-item>
          <text:p text:style-name="P10">On the next lines you need to print all participants. All participants for an event must be sorted alphabetically.</text:p>
        </text:list-item>
      </text:list>
      <text:h text:style-name="P5" text:outline-level="1">Examples</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text:span text:style-name="T1">Input</text:span></text:p>
          </table:table-cell>
          <table:table-cell table:style-name="Таблица1.A1" office:value-type="string">
            <text:p text:style-name="P3"><text:span text:style-name="T1">Output</text:span></text:p>
          </table:table-cell>
        </table:table-row>
        <table:table-row table:style-name="Таблица1.1">
          <table:table-cell table:style-name="Таблица1.A2" office:value-type="string">
            <text:p text:style-name="P2"><text:span text:style-name="T3">1 #Beers @roli @trophon @alice</text:span></text:p>
            <text:p text:style-name="P2"><text:span text:style-name="T3">2 #GameDevMeetup @sino @valyo</text:span></text:p>
            <text:p text:style-name="P2"><text:span text:style-name="T3">3 #Karaoke @nakov @royal @ROYAL @ivo</text:span></text:p>
            <text:p text:style-name="P2"><text:span text:style-name="T3">Time for Code</text:span></text:p>
          </table:table-cell>
          <table:table-cell table:style-name="Таблица1.A2" office:value-type="string">
            <text:p text:style-name="P2"><text:bookmark-start text:name="OLE_LINK1"/><text:span text:style-name="T3">Karaoke - 4</text:span></text:p>
            <text:p text:style-name="P2"><text:bookmark-end text:name="OLE_LINK1"/><text:span text:style-name="T3">@ivo</text:span></text:p>
            <text:p text:style-name="P2"><text:span text:style-name="T3">@nakov</text:span></text:p>
            <text:p text:style-name="P2"><text:span text:style-name="T3">@royal</text:span></text:p>
            <text:p text:style-name="P2"><text:span text:style-name="T3">@ROYAL</text:span></text:p>
            <text:p text:style-name="P2"><text:span text:style-name="T3">Beers - 3</text:span></text:p>
            <text:p text:style-name="P2"><text:span text:style-name="T3">@alice</text:span></text:p>
            <text:p text:style-name="P2"><text:span text:style-name="T3">@roli</text:span></text:p>
            <text:p text:style-name="P2"><text:span text:style-name="T3">@trophon</text:span></text:p>
            <text:p text:style-name="P2"><text:soft-page-break/><text:span text:style-name="T3">GameDevMeetup - 2</text:span></text:p>
            <text:p text:style-name="P2"><text:span text:style-name="T3">@sino</text:span></text:p>
            <text:p text:style-name="P2"><text:span text:style-name="T3">@valyo</text:span></text:p>
          </table:table-cell>
        </table:table-row>
        <table:table-row table:style-name="Таблица1.1">
          <table:table-cell table:style-name="Таблица1.A1" office:value-type="string">
            <text:p text:style-name="P3"><text:span text:style-name="T1">Input</text:span></text:p>
          </table:table-cell>
          <table:table-cell table:style-name="Таблица1.A1" office:value-type="string">
            <text:p text:style-name="P3"><text:span text:style-name="T1">Output</text:span></text:p>
          </table:table-cell>
        </table:table-row>
        <table:table-row table:style-name="Таблица1.1">
          <table:table-cell table:style-name="Таблица1.A2" office:value-type="string">
            <text:p text:style-name="P2"><text:span text:style-name="T3">1 #Beers @roli @trophon @alice</text:span></text:p>
            <text:p text:style-name="P2"><text:span text:style-name="T3">2 #GameDevMeetup @sino @valyo</text:span></text:p>
            <text:p text:style-name="P2"><text:span text:style-name="T3">1 #Beers2 @nakov @royal @ROYAL @ivo</text:span></text:p>
            <text:p text:style-name="P2"><text:span text:style-name="T3">1 #Beers @roli @trophon @alice @sino</text:span></text:p>
            <text:p text:style-name="P2"><text:span text:style-name="T3">3 #Rakia</text:span></text:p>
            <text:p text:style-name="P2"><text:span text:style-name="T3">Time for Code</text:span></text:p>
          </table:table-cell>
          <table:table-cell table:style-name="Таблица1.A2" office:value-type="string">
            <text:p text:style-name="P2"><text:span text:style-name="T3">Beers - 4</text:span></text:p>
            <text:p text:style-name="P2"><text:span text:style-name="T3">@alice</text:span></text:p>
            <text:p text:style-name="P2"><text:span text:style-name="T3">@roli</text:span></text:p>
            <text:p text:style-name="P2"><text:span text:style-name="T3">@sino</text:span></text:p>
            <text:p text:style-name="P2"><text:span text:style-name="T3">@trophon</text:span></text:p>
            <text:p text:style-name="P2"><text:span text:style-name="T3">GameDevMeetup - 2</text:span></text:p>
            <text:p text:style-name="P2"><text:span text:style-name="T3">@sino</text:span></text:p>
            <text:p text:style-name="P2"><text:span text:style-name="T3">@valyo</text:span></text:p>
            <text:p text:style-name="P2"><text:span text:style-name="T3">Rakia - 0</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fo:margin-top="0cm" fo:margin-bottom="0.353cm"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Uni Fundamentals Exam</dc:title>
    <dc:subject>Software Technologies</dc:subject>
    <meta:initial-creator>Software University Foundation</meta:initial-creator>
    <meta:keyword>softuni</meta:keyword>
    <meta:keyword>programming</meta:keyword>
    <meta:keyword>fundamentals</meta:keyword>
    <meta:keyword>exam</meta:keyword>
    <dc:creator>Vladimir Damyanovski</dc:creator>
    <meta:editing-cycles>6</meta:editing-cycles>
    <meta:print-date>2015-10-26T22:35:00</meta:print-date>
    <meta:creation-date>2016-10-23T05:56:00</meta:creation-date>
    <dc:date>2017-07-05T10:02:00</dc:date>
    <meta:editing-duration>PT1M6S</meta:editing-duration>
    <meta:generator>OpenOffice/4.1.6$Win32 OpenOffice.org_project/416m1$Build-9790</meta:generator>
    <meta:document-statistic meta:table-count="1" meta:image-count="0" meta:object-count="0" meta:page-count="2" meta:paragraph-count="52" meta:word-count="414" meta:character-count="2334"/>
    <meta:user-defined meta:name="AppVersion">16.0000</meta:user-defined>
    <meta:user-defined meta:name="Company">Softwar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